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8.575in" fo:margin-left="0in" fo:margin-top="0in" fo:margin-bottom="0in" table:align="left" style:writing-mode="lr-tb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0465in"/>
    </style:style>
    <style:style style:name="Table2.C" style:family="table-column">
      <style:table-column-properties style:column-width="0.016in"/>
    </style:style>
    <style:style style:name="Table2.D" style:family="table-column">
      <style:table-column-properties style:column-width="4.5618in"/>
    </style:style>
    <style:style style:name="Table2.E" style:family="table-column">
      <style:table-column-properties style:column-width="1.1375in"/>
    </style:style>
    <style:style style:name="Table2.F" style:family="table-column">
      <style:table-column-properties style:column-width="1.6882in"/>
    </style:style>
    <style:style style:name="Table2.1" style:family="table-row">
      <style:table-row-properties style:min-row-height="0.75in" fo:keep-together="always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999999"/>
    </style:style>
    <style:style style:name="Table2.2" style:family="table-row">
      <style:table-row-properties style:min-row-height="0.1063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999999" fo:border-bottom="0.5pt solid #999999"/>
    </style:style>
    <style:style style:name="Table2.3" style:family="table-row">
      <style:table-row-properties style:min-row-height="0.0486in" fo:keep-together="auto"/>
    </style:style>
    <style:style style:name="Table2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4" style:family="table-row">
      <style:table-row-properties style:min-row-height="0.0556in" fo:keep-together="auto"/>
    </style:style>
    <style:style style:name="Table2.A4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E4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style:min-row-height="0.1056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Table2.E6" style:family="table-cell">
      <style:table-cell-properties fo:padding-left="0.075in" fo:padding-right="0.075in" fo:padding-top="0in" fo:padding-bottom="0in" fo:border="none"/>
    </style:style>
    <style:style style:name="Table2.7" style:family="table-row">
      <style:table-row-properties style:min-row-height="0.1375in" fo:keep-together="auto"/>
    </style:style>
    <style:style style:name="Table2.A7" style:family="table-cell">
      <style:table-cell-properties fo:padding-left="0.075in" fo:padding-right="0.075in" fo:padding-top="0in" fo:padding-bottom="0in" fo:border="none"/>
    </style:style>
    <style:style style:name="Table2.8" style:family="table-row">
      <style:table-row-properties style:min-row-height="0.1514in" fo:keep-together="auto"/>
    </style:style>
    <style:style style:name="Table2.9" style:family="table-row">
      <style:table-row-properties style:min-row-height="0.1618in" fo:keep-together="auto"/>
    </style:style>
    <style:style style:name="Table2.A9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B9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F9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10" style:family="table-row">
      <style:table-row-properties style:min-row-height="0.9375in" fo:keep-together="auto"/>
    </style:style>
    <style:style style:name="Table2.A10" style:family="table-cell">
      <style:table-cell-properties fo:padding-left="0.075in" fo:padding-right="0.075in" fo:padding-top="0in" fo:padding-bottom="0in" fo:border="none"/>
    </style:style>
    <style:style style:name="Table2.B10" style:family="table-cell">
      <style:table-cell-properties fo:padding-left="0.075in" fo:padding-right="0.075in" fo:padding-top="0in" fo:padding-bottom="0in" fo:border="none"/>
    </style:style>
    <style:style style:name="Table2.F10" style:family="table-cell">
      <style:table-cell-properties fo:padding-left="0.075in" fo:padding-right="0.075in" fo:padding-top="0in" fo:padding-bottom="0in" fo:border="none"/>
    </style:style>
    <style:style style:name="Table2.11" style:family="table-row">
      <style:table-row-properties style:min-row-height="0.1771in" fo:keep-together="auto"/>
    </style:style>
    <style:style style:name="Table2.12" style:family="table-row">
      <style:table-row-properties style:min-row-height="0.209in" fo:keep-together="auto"/>
    </style:style>
    <style:style style:name="Table2.A12" style:family="table-cell">
      <style:table-cell-properties fo:padding-left="0.075in" fo:padding-right="0.075in" fo:padding-top="0in" fo:padding-bottom="0in" fo:border="none"/>
    </style:style>
    <style:style style:name="Table2.D12" style:family="table-cell">
      <style:table-cell-properties fo:padding-left="0.075in" fo:padding-right="0.075in" fo:padding-top="0in" fo:padding-bottom="0in" fo:border="none"/>
    </style:style>
    <style:style style:name="Table2.E12" style:family="table-cell">
      <style:table-cell-properties fo:padding-left="0.075in" fo:padding-right="0.075in" fo:padding-top="0in" fo:padding-bottom="0in" fo:border="none"/>
    </style:style>
    <style:style style:name="Table2.A13" style:family="table-cell">
      <style:table-cell-properties fo:padding-left="0.075in" fo:padding-right="0.075in" fo:padding-top="0in" fo:padding-bottom="0in" fo:border="none"/>
    </style:style>
    <style:style style:name="Table2.D13" style:family="table-cell">
      <style:table-cell-properties fo:padding-left="0.075in" fo:padding-right="0.075in" fo:padding-top="0in" fo:padding-bottom="0in" fo:border="none"/>
    </style:style>
    <style:style style:name="Table2.E13" style:family="table-cell">
      <style:table-cell-properties fo:padding-left="0.075in" fo:padding-right="0.075in" fo:padding-top="0in" fo:padding-bottom="0in" fo:border="none"/>
    </style:style>
    <style:style style:name="Table2.A14" style:family="table-cell">
      <style:table-cell-properties fo:padding-left="0.075in" fo:padding-right="0.075in" fo:padding-top="0in" fo:padding-bottom="0in" fo:border="none"/>
    </style:style>
    <style:style style:name="Table2.D14" style:family="table-cell">
      <style:table-cell-properties fo:padding-left="0.075in" fo:padding-right="0.075in" fo:padding-top="0in" fo:padding-bottom="0in" fo:border="none"/>
    </style:style>
    <style:style style:name="Table2.E14" style:family="table-cell">
      <style:table-cell-properties fo:padding-left="0.075in" fo:padding-right="0.075in" fo:padding-top="0in" fo:padding-bottom="0in" fo:border="none"/>
    </style:style>
    <style:style style:name="Table2.A15" style:family="table-cell">
      <style:table-cell-properties fo:padding-left="0.075in" fo:padding-right="0.075in" fo:padding-top="0in" fo:padding-bottom="0in" fo:border="none"/>
    </style:style>
    <style:style style:name="Table2.D15" style:family="table-cell">
      <style:table-cell-properties fo:padding-left="0.075in" fo:padding-right="0.075in" fo:padding-top="0in" fo:padding-bottom="0in" fo:border="none"/>
    </style:style>
    <style:style style:name="Table2.E15" style:family="table-cell">
      <style:table-cell-properties fo:padding-left="0.075in" fo:padding-right="0.075in" fo:padding-top="0in" fo:padding-bottom="0in" fo:border="none"/>
    </style:style>
    <style:style style:name="Table2.A16" style:family="table-cell">
      <style:table-cell-properties fo:padding-left="0.075in" fo:padding-right="0.075in" fo:padding-top="0in" fo:padding-bottom="0in" fo:border="none"/>
    </style:style>
    <style:style style:name="Table2.D16" style:family="table-cell">
      <style:table-cell-properties fo:padding-left="0.075in" fo:padding-right="0.075in" fo:padding-top="0in" fo:padding-bottom="0in" fo:border="none"/>
    </style:style>
    <style:style style:name="Table2.E16" style:family="table-cell">
      <style:table-cell-properties fo:padding-left="0.075in" fo:padding-right="0.075in" fo:padding-top="0in" fo:padding-bottom="0in" fo:border="none"/>
    </style:style>
    <style:style style:name="Table2.17" style:family="table-row">
      <style:table-row-properties style:min-row-height="0.1528in" fo:keep-together="auto"/>
    </style:style>
    <style:style style:name="Table2.A17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0618in" fo:margin-left="0in" fo:margin-top="0in" fo:margin-bottom="0in" table:align="left" style:writing-mode="lr-tb"/>
    </style:style>
    <style:style style:name="Table1.A" style:family="table-column">
      <style:table-column-properties style:column-width="4.7125in"/>
    </style:style>
    <style:style style:name="Table1.B" style:family="table-column">
      <style:table-column-properties style:column-width="1.3486in"/>
    </style:style>
    <style:style style:name="Table1.1" style:family="table-row">
      <style:table-row-properties style:min-row-height="0.0688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1.2" style:family="table-row">
      <style:table-row-properties style:min-row-height="0.0792in"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master-page-name="Standard">
      <style:paragraph-properties fo:margin-left="0.5in" fo:margin-right="0in" fo:margin-top="0in" fo:margin-bottom="0.0835in" style:contextual-spacing="false" fo:text-indent="0in" style:auto-text-indent="false" style:page-number="auto"/>
    </style:style>
    <style:style style:name="P2" style:family="paragraph" style:parent-style-name="Heading_20_2">
      <style:paragraph-properties fo:margin-left="-0.072in" fo:margin-right="0in" fo:text-indent="0in" style:auto-text-indent="false"/>
    </style:style>
    <style:style style:name="P3" style:family="paragraph" style:parent-style-name="Date_20_w_2f_no_20_Space_20_Before">
      <style:paragraph-properties fo:text-align="start" style:justify-single-word="false"/>
    </style:style>
    <style:style style:name="P4" style:family="paragraph" style:parent-style-name="bulleted_20_list" style:list-style-name="WWNum5"/>
    <style:style style:name="P5" style:family="paragraph" style:parent-style-name="Title" style:list-style-name="WWNum12"/>
    <style:style style:name="P6" style:family="paragraph" style:parent-style-name="Title">
      <style:paragraph-properties fo:margin-left="0in" fo:margin-right="0.1783in" fo:text-indent="-0.072in" style:auto-text-indent="false"/>
    </style:style>
    <style:style style:name="P7" style:family="paragraph" style:parent-style-name="Title">
      <style:paragraph-properties fo:margin-top="0.0835in" fo:margin-bottom="0in" style:contextual-spacing="false"/>
    </style:style>
    <style:style style:name="P8" style:family="paragraph" style:parent-style-name="Text_20_body">
      <style:paragraph-properties fo:margin-top="0in" fo:margin-bottom="0.0835in" style:contextual-spacing="fals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list-style-name="WWNum10">
      <style:paragraph-properties fo:margin-top="0in" fo:margin-bottom="0in" style:contextual-spacing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fo:font-style="normal" fo:font-weight="bold" style:font-style-asian="normal" style:font-weight-asian="bold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officeooo:rsid="00167b18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from-left" style:horizontal-rel="pag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008in" svg:y="-0.5665in" svg:width="8.5752in" draw:z-index="0"><draw:text-box fo:min-height="0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table:number-columns-spanned="6" office:value-type="string"><text:p text:style-name="Standard"><text:span text:style-name="T1"><text:s text:c="3"/>Isaac Archer</text:span></text:p><text:p text:style-name="Standard"><text:s text:c="3"/>959 SW 15<text:span text:style-name="T3">th</text:span> Ave. apt. 202 Corvallis, OR</text:p><text:p text:style-name="Standard"><text:s text:c="3"/>503.707.2692 (cell)</text:p><text:p text:style-name="e-mail_20_address"><text:s text:c="3"/>archeri@onid.orst.edu</text:p></table:table-cell><table:covered-table-cell/><table:covered-table-cell/><table:covered-table-cell/><table:covered-table-cell/><table:covered-table-cell/></table:table-row><table:table-row table:style-name="Table2.2"><table:table-cell table:style-name="Table2.A2" table:number-columns-spanned="6" office:value-type="string"><text:h text:style-name="Heading_20_1" text:outline-level="1"><text:s text:c="3"/>Education</text:h></table:table-cell><table:covered-table-cell/><table:covered-table-cell/><table:covered-table-cell/><table:covered-table-cell/><table:covered-table-cell/></table:table-row><table:table-row table:style-name="Table2.3"><table:table-cell table:style-name="Table2.A3" table:number-rows-spanned="5" table:number-columns-spanned="2" office:value-type="string"><text:p text:style-name="Standard"><text:s/></text:p></table:table-cell><table:covered-table-cell/><table:table-cell table:style-name="Table2.C3" table:number-columns-spanned="4" office:value-type="string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h text:style-name="P2" text:outline-level="2"><text:span text:style-name="T4">Oregon State University, Corvallis, OR</text:span></text:h></table:table-cell><table:covered-table-cell/></table:table-row><table:table-row table:style-name="Table1.2"><table:table-cell table:style-name="Table1.A2" office:value-type="string"><text:p text:style-name="P6"><text:span text:style-name="T5">B.S. Computer Science Student</text:span></text:p></table:table-cell><table:table-cell table:style-name="Table1.A2" office:value-type="string"><text:p text:style-name="P3"><text:s text:c="5"/>2012 – present</text:p></table:table-cell></table:table-row></table:table><text:h text:style-name="Heading_20_2" text:outline-level="2"><text:span text:style-name="T4">Portland State University, Portland, OR</text:span></text:h></table:table-cell><table:covered-table-cell/><table:covered-table-cell/><table:covered-table-cell/></table:table-row><table:table-row table:style-name="Table2.4"><table:covered-table-cell/><table:covered-table-cell/><table:table-cell table:style-name="Table2.C4" table:number-columns-spanned="2" office:value-type="string"><text:p text:style-name="Title"><text:span text:style-name="T5">B.S. Computer Science Student</text:span></text:p></table:table-cell><table:covered-table-cell/><table:table-cell table:style-name="Table2.E4" table:number-columns-spanned="2" office:value-type="string"><text:p text:style-name="P3"><text:s text:c="11"/>2010 – 2012</text:p></table:table-cell><table:covered-table-cell/></table:table-row><table:table-row table:style-name="Table2.5"><table:covered-table-cell/><table:covered-table-cell/><table:table-cell table:style-name="Table2.C5" table:number-columns-spanned="4" office:value-type="string"><text:h text:style-name="Heading_20_3" text:outline-level="3"><text:span text:style-name="T4">Sherwood High School, Sherwood, Oregon</text:span></text:h></table:table-cell><table:covered-table-cell/><table:covered-table-cell/><table:covered-table-cell/></table:table-row><table:table-row table:style-name="Table2.4"><table:covered-table-cell/><table:covered-table-cell/><table:table-cell table:style-name="Table2.C6" table:number-columns-spanned="2" office:value-type="string"><text:p text:style-name="Title"><text:span text:style-name="T5">Graduated June 2009</text:span></text:p></table:table-cell><table:covered-table-cell/><table:table-cell table:style-name="Table2.E6" table:number-columns-spanned="2" office:value-type="string"><text:p text:style-name="P3"><text:s text:c="11"/>2005 – 2009</text:p></table:table-cell><table:covered-table-cell/></table:table-row><table:table-row table:style-name="Table2.7"><table:covered-table-cell/><table:covered-table-cell/><table:table-cell table:style-name="Table2.A3" table:number-columns-spanned="4" office:value-type="string"><text:p text:style-name="P8">GPA 3.25</text:p></table:table-cell><table:covered-table-cell/><table:covered-table-cell/><table:covered-table-cell/></table:table-row><table:table-row table:style-name="Table2.8"><table:table-cell table:style-name="Table2.A2" table:number-columns-spanned="6" office:value-type="string"><text:h text:style-name="Heading_20_1" text:outline-level="1"><text:s text:c="3"/>Computer Skills</text:h></table:table-cell><table:covered-table-cell/><table:covered-table-cell/><table:covered-table-cell/><table:covered-table-cell/><table:covered-table-cell/></table:table-row><table:table-row table:style-name="Table2.9"><table:table-cell table:style-name="Table2.A9" table:number-rows-spanned="2" office:value-type="string"><text:p text:style-name="Standard"/></table:table-cell><table:table-cell table:style-name="Table2.B9" table:number-columns-spanned="4" office:value-type="string"><text:h text:style-name="Heading_20_2" text:outline-level="2"><text:span text:style-name="T4">Programming Languages</text:span></text:h></table:table-cell><table:covered-table-cell/><table:covered-table-cell/><table:covered-table-cell/><table:table-cell table:style-name="Table2.F9" office:value-type="string"><text:p text:style-name="Date"/></table:table-cell></table:table-row><table:table-row table:style-name="Table2.10"><table:covered-table-cell/><table:table-cell table:style-name="Table2.B10" table:number-columns-spanned="4" office:value-type="string"><text:list xml:id="list7948647548521382120" text:style-name="WWNum10"><text:list-item><text:p text:style-name="P10">C/C++</text:p></text:list-item><text:list-item><text:p text:style-name="P10">Java</text:p></text:list-item><text:list-item><text:p text:style-name="P10">Perl, Python (Flask)</text:p></text:list-item><text:list-item><text:p text:style-name="P10">PHP, HTML</text:p></text:list-item></text:list><text:p text:style-name="P9"><text:span text:style-name="T2">Tools</text:span></text:p><text:list xml:id="list235541303136169" text:continue-numbering="true" text:style-name="WWNum10"><text:list-item><text:p text:style-name="P10">Sublime/Vim/Nano</text:p></text:list-item><text:list-item><text:p text:style-name="P10">GCC, G++, GDB, Clang, GIT, <text:s/>phpBB, OpenCV<text:bookmark text:name="_GoBack1"/>, <text:span text:style-name="T6">Eclipse, NetBeans</text:span></text:p></text:list-item><text:list-item><text:p text:style-name="P10">Experience working with Linux servers and being an IRC channel admin and network operator</text:p></text:list-item></text:list><text:p text:style-name="P9"><text:span text:style-name="T2">Projects (with the languages above, respectively)</text:span></text:p><text:list xml:id="list235541303141632" text:continue-numbering="true" text:style-name="WWNum10"><text:list-item><text:p text:style-name="P10"><text:span text:style-name="T6">(C/C++)</text:span>Coursework for CS161 – 262 (OSU) and CS162 – 202 (PSU), applying OOP to build video analysis tools in C++ for Window<text:span text:style-name="T6">s, building tools for handing table top games</text:span>.</text:p></text:list-item><text:list-item><text:p text:style-name="P10"><text:span text:style-name="T6">(Java)</text:span> Coursework for CS202 at Portland State University</text:p></text:list-item><text:list-item><text:p text:style-name="P10"><text:span text:style-name="T6">(Perl/Python)</text:span> Coursework for CS275 at Oregon State University, building IRC bots <text:span text:style-name="T6">(new irc bot on my github)</text:span></text:p></text:list-item><text:list-item><text:p text:style-name="P10"><text:span text:style-name="T6">(PHP/HTML) </text:span>Coursework for CS275 <text:s/>at Oregon State University</text:p></text:list-item></text:list></table:table-cell><table:covered-table-cell/><table:covered-table-cell/><table:covered-table-cell/><table:table-cell table:style-name="Table2.F10" office:value-type="string"><text:p text:style-name="Date"/></table:table-cell></table:table-row><table:table-row table:style-name="Table2.11"><table:table-cell table:style-name="Table2.A2" table:number-columns-spanned="6" office:value-type="string"><text:h text:style-name="Heading_20_1" text:outline-level="1"><text:s text:c="3"/>Job Experience</text:h></table:table-cell><table:covered-table-cell/><table:covered-table-cell/><table:covered-table-cell/><table:covered-table-cell/><table:covered-table-cell/></table:table-row><table:table-row table:style-name="Table2.12"><table:table-cell table:style-name="Table2.A12" table:number-columns-spanned="3" office:value-type="string"><text:p text:style-name="Standard"><text:s/></text:p></table:table-cell><table:covered-table-cell/><table:covered-table-cell/><table:table-cell table:style-name="Table2.D12" office:value-type="string"><text:p text:style-name="P7">Stocking Staff, Computer Components</text:p><text:p text:style-name="Title"><text:span text:style-name="T5">Fry’s Electronics, Wilsonville, OR</text:span></text:p><text:list xml:id="list3119736657962814492" text:style-name="WWNum12"><text:list-item><text:p text:style-name="P5"><text:span text:style-name="T5">Shelf stocking and product display maintenance</text:span></text:p></text:list-item><text:list-item><text:p text:style-name="P5"><text:span text:style-name="T5">Advise customers on selecting computer components</text:span></text:p></text:list-item></text:list></table:table-cell><table:table-cell table:style-name="Table2.E12" table:number-columns-spanned="2" office:value-type="string"><text:p text:style-name="P3"><text:s text:c="8"/>Winter 2012</text:p></table:table-cell><table:covered-table-cell/></table:table-row><table:table-row table:style-name="Table2.12"><table:table-cell table:style-name="Table2.A13" table:number-columns-spanned="3" office:value-type="string"><text:p text:style-name="Standard"/></table:table-cell><table:covered-table-cell/><table:covered-table-cell/><table:table-cell table:style-name="Table2.D13" office:value-type="string"><text:p text:style-name="P7">Computer Science Tutor</text:p><text:p text:style-name="Title"><text:span text:style-name="T5">Portland State University, Portland OR</text:span></text:p></table:table-cell><table:table-cell table:style-name="Table2.E13" table:number-columns-spanned="2" office:value-type="string"><text:p text:style-name="P3"><text:s text:c="8"/>Spring 2012</text:p></table:table-cell><table:covered-table-cell/></table:table-row><table:table-row table:style-name="Table2.12"><table:table-cell table:style-name="Table2.A14" table:number-rows-spanned="4" table:number-columns-spanned="3" office:value-type="string"><text:p text:style-name="Standard"/></table:table-cell><table:covered-table-cell/><table:covered-table-cell/><table:table-cell table:style-name="Table2.D14" office:value-type="string"><text:p text:style-name="P7">PSU ACM Student Chapter President</text:p><text:p text:style-name="Title"><text:span text:style-name="T5">Portland State University, Portland OR</text:span></text:p></table:table-cell><table:table-cell table:style-name="Table2.E14" table:number-columns-spanned="2" office:value-type="string"><text:p text:style-name="P3"><text:s text:c="8"/>Spring 2012</text:p></table:table-cell><table:covered-table-cell/></table:table-row><table:table-row table:style-name="Table2.12"><table:covered-table-cell/><table:covered-table-cell/><table:covered-table-cell/><table:table-cell table:style-name="Table2.D15" office:value-type="string"><text:p text:style-name="P7">OpenCV Video Analysis Software Development</text:p><text:p text:style-name="Title"><text:span text:style-name="T5">Signal Semantics, Sherwood Oregon</text:span></text:p><text:p text:style-name="Title"><text:span text:style-name="T5">Experience in applying Vector Calculus with OOP in C++</text:span></text:p></table:table-cell><table:table-cell table:style-name="Table2.E15" table:number-columns-spanned="2" office:value-type="string"><text:p text:style-name="P3"><text:s text:c="8"/>Summer 2012</text:p></table:table-cell><table:covered-table-cell/></table:table-row><table:table-row table:style-name="Table2.12"><table:covered-table-cell/><table:covered-table-cell/><table:covered-table-cell/><table:table-cell table:style-name="Table2.D16" office:value-type="string"><text:p text:style-name="P7">OSU Linux Users Group Secretary</text:p><text:p text:style-name="Title"><text:span text:style-name="T5">Oregon State University, Corvallis, OR</text:span></text:p></table:table-cell><table:table-cell table:style-name="Table2.E16" table:number-columns-spanned="2" office:value-type="string"><text:p text:style-name="P3"><text:s text:c="8"/>Summer 2013 – present</text:p></table:table-cell><table:covered-table-cell/></table:table-row><table:table-row table:style-name="Table2.17"><table:covered-table-cell/><table:covered-table-cell/><table:covered-table-cell/><table:covered-table-cell/><table:covered-table-cell/><table:covered-table-cell/></table:table-row><table:table-row table:style-name="Table2.11"><table:table-cell table:style-name="Table2.A2" table:number-columns-spanned="6" office:value-type="string"><text:h text:style-name="Heading_20_1" text:outline-level="1"><text:s text:c="3"/>Activities</text:h></table:table-cell><table:covered-table-cell/><table:covered-table-cell/><table:covered-table-cell/><table:covered-table-cell/><table:covered-table-cell/></table:table-row><table:table-row table:style-name="Table2.11"><table:table-cell table:style-name="Table2.A2" table:number-columns-spanned="3" office:value-type="string"><text:h text:style-name="Heading_20_1" text:outline-level="1"/></table:table-cell><table:covered-table-cell/><table:covered-table-cell/><table:table-cell table:style-name="Table2.A2" table:number-columns-spanned="3" office:value-type="string"><text:list xml:id="list4562002097601270272" text:style-name="WWNum5"><text:list-item><text:p text:style-name="P4">ACM PSU college chapter 2011-2012 (President Spring Term 2012)</text:p></text:list-item><text:list-item><text:p text:style-name="P4">Oregon State Linux Users Group 2012 – present (Secretary)</text:p></text:list-item></text:list></table:table-cell><table:covered-table-cell/><table:covered-table-cell/></table:table-row><table:table-row table:style-name="Table2.3"><table:table-cell table:style-name="Table2.A2" table:number-columns-spanned="6" office:value-type="string"><text:h text:style-name="Heading_20_1" text:outline-level="1"><text:s text:c="3"/>References</text:h></table:table-cell><table:covered-table-cell/><table:covered-table-cell/><table:covered-table-cell/><table:covered-table-cell/><table:covered-table-cell/></table:table-row></table:table></draw:text-box></draw:frame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font-name="Tahoma" fo:font-size="8pt" fo:letter-spacing="0.0071in" style:font-size-asian="8pt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default-outline-level="3" style:list-style-name="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 style:list-style-name="WWNum5">
      <style:paragraph-properties fo:margin-top="0.0417in" fo:margin-bottom="0in" style:contextual-spacing="false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>
      <style:text-properties style:font-name="Tahoma" fo:font-size="8pt" fo:letter-spacing="0.0071in" style:font-size-asian="8pt" style:font-size-complex="8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fo:font-size="6pt" fo:font-style="normal" fo:font-weight="bold" style:font-size-asian="6pt" style:font-style-asian="normal" style:font-weight-asian="bold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in" fo:text-indent="-0.3in" fo:margin-left="0.6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in" fo:text-indent="-0.25in" fo:margin-left="3.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3in" fo:text-indent="-0.25in" fo:margin-left="4.3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8in" fo:text-indent="-0.25in" fo:margin-left="4.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cher</meta:initial-creator>
    <meta:editing-cycles>28</meta:editing-cycles>
    <meta:print-date>2013-10-05T03:39:00</meta:print-date>
    <meta:creation-date>2013-10-05T02:24:00</meta:creation-date>
    <dc:date>2013-10-05T23:55:41.205000000</dc:date>
    <meta:editing-duration>PT1M15S</meta:editing-duration>
    <meta:generator>LibreOffice/4.1.1.2$Windows_x86 LibreOffice_project/7e4286b58adc75a14f6d83f53a03b6c11fa2903</meta:generator>
    <meta:document-statistic meta:table-count="2" meta:image-count="0" meta:object-count="0" meta:page-count="1" meta:paragraph-count="56" meta:word-count="266" meta:character-count="1864" meta:non-whitespace-character-count="1562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3695031033</meta:user-defined>
    <meta:template xlink:type="simple" xlink:actuate="onRequest" xlink:title="Curriculum vitae" xlink:href=""/>
  </office:meta>
</office:document-meta>
</file>